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57b3"/>
    </style:style>
    <style:style style:name="P2" style:family="paragraph" style:parent-style-name="Standard">
      <style:paragraph-properties fo:text-align="center" style:justify-single-word="false"/>
      <style:text-properties fo:font-size="18pt" officeooo:paragraph-rsid="001157b3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officeooo:paragraph-rsid="001157b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157b3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2c694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157b3"/>
    </style:style>
    <style:style style:name="P7" style:family="paragraph" style:parent-style-name="Standard">
      <style:paragraph-properties fo:text-align="start" style:justify-single-word="false"/>
      <style:text-properties officeooo:paragraph-rsid="0012c694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12c694"/>
    </style:style>
    <style:style style:name="P9" style:family="paragraph" style:parent-style-name="Standard">
      <style:paragraph-properties fo:text-align="start" style:justify-single-word="false"/>
      <style:text-properties officeooo:paragraph-rsid="0014123a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14123a"/>
    </style:style>
    <style:style style:name="P11" style:family="paragraph" style:parent-style-name="Standard" style:list-style-name="L5">
      <style:paragraph-properties fo:text-align="start" style:justify-single-word="false"/>
      <style:text-properties officeooo:paragraph-rsid="0014123a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16f099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18ac1a"/>
    </style:style>
    <style:style style:name="P14" style:family="paragraph" style:parent-style-name="Standard" style:list-style-name="L5">
      <style:paragraph-properties fo:text-align="start" style:justify-single-word="false"/>
      <style:text-properties officeooo:paragraph-rsid="00197166"/>
    </style:style>
    <style:style style:name="P15" style:family="paragraph" style:parent-style-name="Standard">
      <style:paragraph-properties fo:text-align="center" style:justify-single-word="false"/>
      <style:text-properties fo:font-size="14pt" officeooo:paragraph-rsid="001a7285" style:font-size-asian="12.25pt" style:font-size-complex="14pt"/>
    </style:style>
    <style:style style:name="T1" style:family="text">
      <style:text-properties officeooo:rsid="001157b3"/>
    </style:style>
    <style:style style:name="T2" style:family="text">
      <style:text-properties officeooo:rsid="0012c694"/>
    </style:style>
    <style:style style:name="T3" style:family="text">
      <style:text-properties officeooo:rsid="0014123a"/>
    </style:style>
    <style:style style:name="T4" style:family="text">
      <style:text-properties officeooo:rsid="0016f099"/>
    </style:style>
    <style:style style:name="T5" style:family="text">
      <style:text-properties officeooo:rsid="0018ac1a"/>
    </style:style>
    <style:style style:name="T6" style:family="text">
      <style:text-properties officeooo:rsid="00197166"/>
    </style:style>
    <style:style style:name="T7" style:family="text">
      <style:text-properties officeooo:rsid="001a72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HP WEB разработка – финален изпит</text:span></text:p>
      <text:p text:style-name="P15"><text:span text:style-name="T7">04.12.2013</text:span></text:p>
      <text:p text:style-name="P1"><text:span text:style-name="T1"/></text:p>
      <text:p text:style-name="P3"><text:span text:style-name="T1">Задачата на изпиа е да разширите съществуваща система за водене на явни търгове.</text:span></text:p>
      <text:p text:style-name="P3"><text:span text:style-name="T1">Задачите са:</text:span></text:p>
      <text:p text:style-name="P3"><text:span text:style-name="T1"/></text:p>
      <text:list xml:id="list2353904459449887083" text:style-name="L1">
        <text:list-item>
          <text:p text:style-name="P4"><text:span text:style-name="T1">Да се добави възможност на потребители, които са влезли в системата, да публикуват обяви.</text:span></text:p>
        </text:list-item>
        <text:list-item>
          <text:p text:style-name="P5"><text:span text:style-name="T1">Да се добави възможност за разглеждане на всички търгове, от всички потребители</text:span></text:p>
        </text:list-item>
        <text:list-item>
          <text:p text:style-name="P5"><text:span text:style-name="T1">Да се добави възможност на потребители влезнали в системата да предлагат по-висока цена на избран от тях търг</text:span></text:p>
        </text:list-item>
      </text:list>
      <text:p text:style-name="P3"><text:span text:style-name="T1"/></text:p>
      <text:p text:style-name="P3"><text:span text:style-name="T1">I. Създаването на нов търг трябва да се извършва в нова страница, като минималните данни за стартиране на търг са:</text:span></text:p>
      <text:list xml:id="list3788487105937980210" text:style-name="L2">
        <text:list-item>
          <text:p text:style-name="P6"><text:span text:style-name="T1">Име на търга (продукта) – минимим 4 символа</text:span></text:p>
        </text:list-item>
        <text:list-item>
          <text:p text:style-name="P6"><text:span text:style-name="T1">Описание на търга (продукта) – минимум 10 символа</text:span></text:p>
        </text:list-item>
        <text:list-item>
          <text:p text:style-name="P6"><text:span text:style-name="T1">Цена на старт на търга (минимална цена) – всяко число &gt; 0</text:span></text:p>
        </text:list-item>
        <text:list-item>
          <text:p text:style-name="P6"><text:span text:style-name="T1">Продължителност на търга – дата &gt; сега</text:span></text:p>
        </text:list-item>
      </text:list>
      <text:p text:style-name="P3"><text:span text:style-name="T1"/></text:p>
      <text:p text:style-name="P3"><text:span text:style-name="T1">При желание може да добавите още </text:span><text:span text:style-name="T2">полета</text:span><text:span text:style-name="T1">. Тези полета вече имат таблица и колони в базата данни. </text:span><text:span text:style-name="T2">Подредбата и външното оформление на полетата за тези данни е без значение.</text:span></text:p>
      <text:p text:style-name="P3"><text:span text:style-name="T1"/></text:p>
      <text:p text:style-name="P7"><text:span text:style-name="T2">II. В главната страница трябва да има списък на всички актуални търгове (тези, на които времето за приключване &gt; сега) . Ако потребителят е влезнал в системата, трябва да има линк, който да го отвежда в отделна страница, където може да даде по-висока цена към този търг. Всеки търг в списъка трябва да показва минимално следните данни:</text:span></text:p>
      <text:list xml:id="list4838776703168526394" text:style-name="L3">
        <text:list-item>
          <text:p text:style-name="P8"><text:span text:style-name="T2">Име на търга (продукта)</text:span></text:p>
        </text:list-item>
        <text:list-item>
          <text:p text:style-name="P8"><text:span text:style-name="T2">Описание на търга (продукта)</text:span></text:p>
        </text:list-item>
        <text:list-item>
          <text:p text:style-name="P8"><text:span text:style-name="T2">Дата на изтичане на търга (продукта)</text:span></text:p>
        </text:list-item>
        <text:list-item>
          <text:p text:style-name="P8"><text:span text:style-name="T2">Най-високата предложена цена </text:span></text:p>
        </text:list-item>
        <text:list-item>
          <text:p text:style-name="P8"><text:span text:style-name="T2">Името (пощата) на потребителя, който е публикувал търга</text:span></text:p>
        </text:list-item>
      </text:list>
      <text:p text:style-name="P7"><text:span text:style-name="T2"/></text:p>
      <text:p text:style-name="P7"><text:bookmark-start text:name="__DdeLink__2_201652023"/><text:span text:style-name="T1">При желание може да добавите още </text:span><text:span text:style-name="T2">полета</text:span><text:span text:style-name="T1">. </text:span><text:span text:style-name="T2">Подредбата и външното оформление на полетата за тези данни е без значение.</text:span><text:bookmark-end text:name="__DdeLink__2_201652023"/></text:p>
      <text:p text:style-name="P7"><text:span text:style-name="T2"/></text:p>
      <text:p text:style-name="P9"><text:span text:style-name="T3">III. Ако потребителя е влезнав в системата, има възможност да наддава за даден търг. За целта той трябва да влезе в стараницата на търга (от главната страница) и във формата да попълни сума, която е по-голяма от най-голямата предложена до момента за търга. Минималние данни, които трябва да се виждат на тази страница са:</text:span></text:p>
      <text:p text:style-name="P9"><text:span text:style-name="T3"/></text:p>
      <text:list xml:id="list8340458490303921947" text:style-name="L4">
        <text:list-item>
          <text:p text:style-name="P10"><text:span text:style-name="T3">Име на търга (продукта)</text:span></text:p>
        </text:list-item>
        <text:list-item>
          <text:p text:style-name="P10"><text:span text:style-name="T3">Описание на търга (продукта)</text:span></text:p>
        </text:list-item>
        <text:list-item>
          <text:p text:style-name="P10"><text:span text:style-name="T3">Цена, на която е започнал търга (цената обявена от създателя на търга)</text:span></text:p>
        </text:list-item>
        <text:list-item>
          <text:p text:style-name="P10"><text:span text:style-name="T3">Максималната текуща цена, добавена от другите потребители</text:span></text:p>
        </text:list-item>
        <text:list-item>
          <text:p text:style-name="P10"><text:span text:style-name="T3">Име (поща) на потребителя, който е стартирал търга</text:span></text:p>
        </text:list-item>
        <text:list-item>
          <text:p text:style-name="P10"><text:span text:style-name="T3">Форма, в която да може да попълни сума, по-голяма от максималната предложена до момента</text:span></text:p>
        </text:list-item>
      </text:list>
      <text:p text:style-name="P9"><text:soft-page-break/><text:span text:style-name="T3"/></text:p>
      <text:p text:style-name="P9"><text:span text:style-name="T1">При желание може да добавите още </text:span><text:span text:style-name="T2">полета</text:span><text:span text:style-name="T1">. </text:span><text:span text:style-name="T2">Подредбата и външното оформление на полетата за тези данни е без значение.</text:span></text:p>
      <text:p text:style-name="P9"><text:span text:style-name="T2"/></text:p>
      <text:p text:style-name="P9"><text:span text:style-name="T3">IV. Условия на изпита:</text:span></text:p>
      <text:p text:style-name="P9"><text:span text:style-name="T3"/></text:p>
      <text:list xml:id="list7053396622946893301" text:style-name="L5">
        <text:list-item>
          <text:p text:style-name="P11"><text:span text:style-name="T3">При желание и нужда всяка част на кода и базата може да се модифицират</text:span></text:p>
        </text:list-item>
        <text:list-item>
          <text:p text:style-name="P11"><text:span text:style-name="T3">Валидността на HTML/CSS/JS няма да влизат в оценката.</text:span></text:p>
        </text:list-item>
        <text:list-item>
          <text:p text:style-name="P11"><text:span text:style-name="T3">HTML/CSS/JS трябва да са функцинални, тоест да работят</text:span></text:p>
        </text:list-item>
        <text:list-item>
          <text:p text:style-name="P11"><text:span text:style-name="T3">Външният вид, ергонимичността или естетическите характеристи на интерфейса няма да влияят на оценката (но все пак трябва да се разбира кое какво е)</text:span></text:p>
        </text:list-item>
        <text:list-item>
          <text:p text:style-name="P11"><text:span text:style-name="T3">При нужда, може да изпозвате външни библиотеки, но трябва да ги включите в архива, който ще предадете за проверка</text:span></text:p>
        </text:list-item>
        <text:list-item>
          <text:p text:style-name="P11"><text:span text:style-name="T3">Може да добавите допълнителни полета, страници, функционалности, стига те да са в контекста на проекта.</text:span></text:p>
        </text:list-item>
        <text:list-item>
          <text:p text:style-name="P11"><text:span text:style-name="T3">Кода никъде не трябвада показва WARNING, FATAL или DEPRECATED грешки. NOTICE е допустимо</text:span></text:p>
        </text:list-item>
        <text:list-item>
          <text:p text:style-name="P12"><text:span text:style-name="T4">Не трябва да променяте конфигурациония файл config/database.php. Трябва да настроите вашата система да работи с тези потребители и база данни. </text:span></text:p>
        </text:list-item>
        <text:list-item>
          <text:p text:style-name="P13"><text:span text:style-name="T5">В таблицата users на базата данни име запис на потребител с поща </text:span><text:a xlink:type="simple" xlink:href="mailto:test@test.com"><text:span text:style-name="T5">test@test.com</text:span></text:a><text:span text:style-name="T5"> Този потребител НЕ трябва да се премахва.</text:span></text:p>
        </text:list-item>
        <text:list-item>
          <text:p text:style-name="P14"><text:span text:style-name="T6">При предаване на работата за проверка, включете целия ви код, заедно с export на базата данни, всички външни библиотеки (ако сте решили да ползвате такива) и сложете всички в един общ архив.</text:span></text:p>
        </text:list-item>
      </text:list>
      <text:p text:style-name="P7"><text:span text:style-name="T2"/></text:p>
      <text:p text:style-name="P7"><text:span text:style-name="T2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20:10:33</meta:creation-date>
    <dc:date>2013-12-03T20:45:39</dc:date>
    <meta:editing-duration>PT27M50S</meta:editing-duration>
    <meta:editing-cycles>11</meta:editing-cycles>
    <meta:generator>LibreOffice/4.0.4.2$Linux_X86_64 LibreOffice_project/400m0$Build-2</meta:generator>
    <meta:document-statistic meta:table-count="0" meta:image-count="0" meta:object-count="0" meta:page-count="2" meta:paragraph-count="39" meta:word-count="572" meta:character-count="3398" meta:non-whitespace-character-count="2886"/>
  </office:meta>
</office:document-meta>
</file>